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8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8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weight="normal" officeooo:paragraph-rsid="000badb5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font-name="Comfortaa" fo:font-size="30pt" fo:font-style="normal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Comfortaa" fo:font-size="30pt" fo:font-style="normal" style:text-underline-style="solid" style:text-underline-width="auto" style:text-underline-color="font-color" fo:font-weight="bold" officeooo:rsid="0006c533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cc4125" style:text-line-through-style="none" style:text-line-through-type="none" style:font-name="Comfortaa" fo:font-size="18pt" fo:font-style="normal" style:text-underline-style="none" fo:font-weight="bold" officeooo:paragraph-rsid="000badb5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normal" officeooo:rsid="000dd680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text-line-through-type="none" style:font-name="Comfortaa" fo:font-size="1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8761d" style:text-line-through-style="none" style:text-line-through-type="none" style:font-name="Comfortaa" fo:font-size="18pt" fo:font-style="normal" style:text-underline-style="none" fo:font-weight="bold" style:text-blinking="false" fo:background-color="transparent" loext:char-shading-value="0"/>
    </style:style>
    <style:style style:name="T3" style:family="text">
      <style:text-properties style:font-name="Comfortaa" fo:font-size="16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772417d2-e6c5-81b7-4cd0-d815fa54c962"/>The Dice Game</text:p>
      <text:p text:style-name="Text_20_body"/>
      <text:p text:style-name="P1">A rich friend challenges you to a special game of dice, </text:p>
      <text:p text:style-name="P1">with a very special set of 3 dice. Each die has six faces but only two values:</text:p>
      <text:p text:style-name="Text_20_body"/>
      <text:p text:style-name="P9">Red: 3 3 3 3 3 6 <text:s text:c="5"/></text:p>
      <text:p text:style-name="P6"><text:span text:style-name="T1">Blue: 2 2 2 5 5 5 <text:s text:c="5"/></text:span><text:span text:style-name="T2">Olive: 1 4 4 4 4 4</text:span></text:p>
      <text:p text:style-name="Text_20_body"/>
      <text:p text:style-name="P3">Each of you must pick one die and roll it. Whoever rolls the highest number wins the round. <text:s/>Whoever wins the most rounds (out of 15 rounds) wins the game!</text:p>
      <text:p text:style-name="Text_20_body"/>
      <text:p text:style-name="P4">Which die should you pick in order to have the best chance of winning the game?</text:p>
      <text:p text:style-name="Text_20_body"/>
      <text:p text:style-name="P7">The Game Show</text:p>
      <text:p text:style-name="Text_20_body"/>
      <text:p text:style-name="P1">You are a contestant on the classic game show, “Let’s Make a Deal”.  </text:p>
      <text:p text:style-name="Text_20_body"/>
      <text:p text:style-name="P1">You are presented with 3 closed doors. Behind one of these doors is a brand-new car, and behind the other two doors are goats. <text:s/>You are asked to pick one of the doors and win whichever is behind that door!</text:p>
      <text:p text:style-name="Text_20_body"/>
      <text:p text:style-name="P2">a. What are your chances of winning the car?</text:p>
      <text:p text:style-name="Text_20_body"/>
      <text:p text:style-name="P1">You pick one, but before they open your chosen door, the host (who privately knows which door is the winning door) first opens another door you didn’t choose, showing you a goat.  He then offers you a choice: </text:p>
      <text:p text:style-name="Text_20_body"/>
      <text:p text:style-name="P5">“<text:span text:style-name="T3">Would you like to change your mind and pick the other (unopened) door, or would you like to stay with your original door?”</text:span></text:p>
      <text:p text:style-name="Text_20_body"/>
      <text:p text:style-name="P2">b. What are your chances of winning the car now?  Would changing your mind make a difference in your chances of winning?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0:59:11.449474386</meta:creation-date>
    <dc:date>2018-08-14T10:02:05.425132286</dc:date>
    <meta:editing-duration>PT1H1M50S</meta:editing-duration>
    <meta:editing-cycles>7</meta:editing-cycles>
    <meta:generator>LibreOffice/6.1.0.3$Linux_X86_64 LibreOffice_project/f663d5e6bbc10760d525e14882490d040a42706d</meta:generator>
    <meta:document-statistic meta:table-count="0" meta:image-count="0" meta:object-count="0" meta:page-count="2" meta:paragraph-count="14" meta:word-count="246" meta:character-count="1228" meta:non-whitespace-character-count="976"/>
  </office:meta>
</office:document-meta>
</file>